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Calibri" style:font-family-asian="Calibri" style:font-family-complex="Calibri" fo:background-color="transparent" style:use-window-font-color="true"/>
    </style:style>
    <style:style style:name="T8"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0.00pt" fo:font-weight="normal" fo:font-family="Calibri" style:font-family-asian="Calibri" style:font-family-complex="Calibri" fo:background-color="transparent" style:use-window-font-color="true"/>
    </style:style>
    <style:style style:name="T10"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00.00%" fo:text-align="center" fo:margin-bottom="10.00pt"/>
    </style:style>
    <style:style style:name="P4" style:family="paragraph">
      <style:paragraph-properties fo:line-height="100.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office:automatic-styles>
  <office:body>
    <office:text>
      <text:p text:style-name="P1"><text:span text:style-name="T1">Bluetooth :-</text:span></text:p>
      <text:p text:style-name="P1"><text:span text:style-name="T2">It helps in short range wireless interconnection and uses short wavelength ultra high frequency radio waves (2.45 GHz). The transmission power required is 2.5mW for mobile devices and bluetooth adapters. </text:span></text:p>
      <text:p text:style-name="P1"><text:span text:style-name="T2">Bluetooth working includes </text:span></text:p>
      <text:list text:style-name="L2">
        <text:list-item>
          <text:p text:style-name="P2"><text:span text:style-name="T2">Piconet :- There are 2 types of devices master and slave where master sends the signal to the slave to send the data. A maximum of 8 devices can be connected including 1 master and other 7 slaves. The slaves can communicate with each other and the master can send multiple signals at the same time to its slaves.</text:span><text:span text:style-name="T3"/></text:p>
        </text:list-item>
        <text:list-item>
          <text:p text:style-name="P2"><text:span text:style-name="T4">Scatternet :- Here multiple devices are connected to each other.</text:span><text:span text:style-name="T5"/></text:p>
        </text:list-item>
      </text:list>
      <text:p text:style-name="P3"><draw:frame text:anchor-type="as-char" svg:width="121.97mm" svg:height="57.15mm" style:rel-width="scale" style:rel-height="scale"><draw:object-ole xlink:href="OleObj1"/><draw:image xlink:href="ObjectReplacements/OleObj1"/></draw:frame><text:span text:style-name="T6"/></text:p>
      <text:p text:style-name="P4"><text:span text:style-name="T6">Bluetooth uses frequency hoping technique:- It sends 1600 data packets/sec. Each packet of data is send on different channels. After each packet the operating frequency channel change. It helps in minimizing interference from other networks that operate in the same frequency range. There is less risk of data theft since channel changes every 625us.</text:span></text:p>
      <text:p text:style-name="P4"><text:span text:style-name="T6">In the project, HC05 Bluetooth module is used where the data transfer speed is about 3Mbps. It has the following pin structure:- </text:span></text:p>
      <text:list text:style-name="L5">
        <text:list-item>
          <text:p text:style-name="P5"><text:span text:style-name="T6">KEY - selects master or slave, slave by default</text:span></text:p>
        </text:list-item>
        <text:list-item>
          <text:p text:style-name="P5"><text:span text:style-name="T6">VCC - Power Supply</text:span></text:p>
        </text:list-item>
        <text:list-item>
          <text:p text:style-name="P5"><text:span text:style-name="T6">GND - Ground</text:span></text:p>
        </text:list-item>
        <text:list-item>
          <text:p text:style-name="P5"><text:span text:style-name="T6">TXD - Transmitter Pin</text:span></text:p>
        </text:list-item>
        <text:list-item>
          <text:p text:style-name="P5"><text:span text:style-name="T6">RXD - Receiver Pin</text:span></text:p>
        </text:list-item>
        <text:list-item>
          <text:p text:style-name="P5"><text:span text:style-name="T6">STATE -<text:s text:c="2"/>Indicates whether the signal will be sent or not.</text:span></text:p>
        </text:list-item>
      </text:list>
      <text:p text:style-name="P6"><text:span text:style-name="T7">Android Bluetooth control app:-<text:s/></text:span><text:a xlink:href="https://play.google.com/store/apps/details?id=com.app.control&amp;hl=en"><text:span text:style-name="T8">https://play.google.com/store/apps/details?id=com.app.control&amp;hl=en</text:span></text:a><text:span text:style-name="T9"/></text:p>
      <text:p text:style-name="P6"><text:span text:style-name="T10">RELAYS :-</text:span></text:p>
      <text:p text:style-name="P6"><text:span text:style-name="T11">A relay is an electrically operated switch. Relays use a small amount of Power to move an armature that is able to switch a much larger amount of power.</text:span></text:p>
      <text:p text:style-name="P6"><text:span text:style-name="T11">Need for relay in our project:- Sometimes sensors are required to drive electrical loads that require large currents but most sensors output very small currents. The relays use the low power signals from the sensors based on which it switches on or off circuits connected to loads that carry large currents.</text:span></text:p>
      <text:p text:style-name="P6"><text:span text:style-name="T11">Here we use electromechanical relay. When the low power current signal flows through the control coil, the electromagnet generates a magnetic field. The armature is attracted to the electromagnet and the contact points touch to make a close circuit and the load functions as required. </text:span></text:p>
      <text:p text:style-name="P6"><text:span text:style-name="T12">MICRO-CONTROLLER :-</text:span></text:p>
      <text:p text:style-name="P6"><text:span text:style-name="T13">The brain of our project.</text:span></text:p>
      <text:p text:style-name="P6"><text:span text:style-name="T13">It accepts variables from user Program, stores them temporarily onto the RAM, performs arithmetic operations and stores them onto the RAM again. Finally stores the result in ROM and provides the output when asked for.</text:span><text:span text:style-name="T14"/></text:p>
      <text:p text:style-name="P6"><text:span text:style-name="T14">Port Referencing hexadecimals<text:s/></text:span><text:span text:style-name="T15">:-</text:span></text:p>
      <text:p text:style-name="P6"><text:span text:style-name="T16">The 8051 micro-controller has 4 ports:- P0,P1,P2,P3. Each port has 8 pins(i.e 8 bit wide). Each pin is a digital pin with an input and output function (i.e can receive an input or produce an output in the form of 0 or 1). The pins are referred to as Pin 0,1,2,3,4,5,6,7 from right to left.</text:span></text:p>
      <text:p text:style-name="P6"><text:span text:style-name="T16">Each port is separated into halves and each half has 4 pins (i.e 4 bit also called a nibble). There are 2 nibbles (higher &amp; lower). This is done so that each nibble can be referred to using an unique hexadecimal number. The maximum stored in a nibble is (1111) in binary which is F in hexadecimal and minimum nuber is (0000) which is 0 in hexadecimal.</text:span></text:p>
      <text:p text:style-name="P7"><draw:frame text:anchor-type="as-char" svg:width="111.39mm" svg:height="54.24mm" style:rel-width="scale" style:rel-height="scale"><draw:object-ole xlink:href="OleObj2"/><draw:image xlink:href="ObjectReplacements/OleObj2"/></draw:frame><text:span text:style-name="T16"/></text:p>
      <text:p text:style-name="P8"><text:span text:style-name="T17">Masking:-</text:span><text:span text:style-name="T18"><text:s/></text:span></text:p>
      <text:p text:style-name="P8"><text:span text:style-name="T19">When writing a code for a bot, the value of all the bits in a port are refered to in hexadecimal format. Now suppose some sensors are connected to some pins of the port. Conditions for the bot to perform an action are written based on the input from the sensors, or the number of active or disabled pins in a port. The other pins of the port are masked so as to disable any active pins other than the ones in use by the sensors. Masking is done by bitwise AND operation.</text:span></text:p>
      <text:p text:style-name="P8"><text:span text:style-name="T19">Suppose we connect a sensor to pin0 and pin5 of a port i.e we have to consider just the output of this sensor, so mask all other pin values with 0 and set the known connecting pin values to 1. The final output shown is the output from the required sensor. Therefore, final output value= port value &amp; masking value </text:span></text:p>
      <text:p text:style-name="P9"><draw:frame text:anchor-type="as-char" svg:width="146.58mm" svg:height="62.71mm" style:rel-width="scale" style:rel-height="scale"><draw:object-ole xlink:href="OleObj3"/><draw:image xlink:href="ObjectReplacements/OleObj3"/></draw:frame><text:span text:style-name="T19"/></text:p>
      <text:p text:style-name="P9"><text:span text:style-name="T20">DELAY LOGIC :-</text:span></text:p>
      <text:p text:style-name="P9"><text:span text:style-name="T21">A delay function is used to suspend the execution of the program for a given period of time. Each instruction in a microcontroller passses through fetch, memory read and memory write cycles. Knowing the combination of cycles, the time taken to complete an instruction can be calculated.</text:span></text:p>
      <text:p text:style-name="P9"><text:span text:style-name="T21">Suppose an 8051 uses the 12MHz crystal oscillator to synchronize its operations. A single machine cycle is the minimum time in which an instruction can be executed, although many instructions take multiple cycles. 1 m/c cycle = 12 cycles of the crystal oscillator. Therefore time taken for executing one m/c cycle = 1us called a 'T-State'.</text:span></text:p>
      <text:p text:style-name="P9"><draw:frame text:anchor-type="as-char" svg:width="60.06mm" svg:height="46.30mm" style:rel-width="scale" style:rel-height="scale"><draw:object-ole xlink:href="OleObj4"/><draw:image xlink:href="ObjectReplacements/OleObj4"/></draw:frame><text:span text:style-name="T21"/></text:p>
      <text:p text:style-name="P9"><text:span text:style-name="T21">Assuming the microcontroller executes one cycle of this loop in 1 T-state, therefore takes 1us. To execute the loop 1275 times, the microcontroller takes 1.275ms. The statement 2 is executed after a delayed time of 1.275ms because of the presence of the useless for loop. Hence help in delaying the output.</text:span></text:p>
      <text:p text:style-name="P9"><text:span text:style-name="T22">Kiel uVision5 software download<text:s/></text:span><text:span text:style-name="T23">link:-<text:s/></text:span><text:a xlink:href="https://www.keil.com/demo/eval/c51.htm"><text:span text:style-name="T24">https://www.keil.com/demo/eval/c51.htm</text:span></text:a><text:span text:style-name="T25"><text:s/>In the page that opens, type in your details. After submitting this, click on the exe file that comes; which is the installation file for the kiel software. Then run the exe file and complete the setup for the program.</text:span></text:p>
      <text:p text:style-name="P9"><text:span text:style-name="T26">Installation of the USBasp driver:-<text:s text:c="2"/></text:span></text:p>
      <text:list text:style-name="L10">
        <text:list-item>
          <text:p text:style-name="P10"><text:span text:style-name="T27">Connect the USBasp to any of the USB ports.</text:span></text:p>
        </text:list-item>
        <text:list-item>
          <text:p text:style-name="P10"><text:span text:style-name="T27">Goto "Settings" of your PC --------&gt; Update and Security------&gt;Recovery---------&gt;Restart Now--------&gt; Troubleshoot----------&gt;Advanced Options-----------&gt; Startup Settings----------&gt;Restart-------&gt; Press 7 or F7 (Disable driver signature enforcement)</text:span></text:p>
        </text:list-item>
        <text:list-item>
          <text:p text:style-name="P10"><text:span text:style-name="T27">After you have restarted your PC, Open My Computer--------&gt; MAnage-------&gt;Device Manager--------&gt;Expand "Other devices" in the main window to see the USBasp option.</text:span></text:p>
        </text:list-item>
        <text:list-item>
          <text:p text:style-name="P10"><text:span text:style-name="T27">Right Click on the USBasp Option-----&gt; Update driver Software-------&gt;Browse my computer for driver software--------&gt; Browse-----&gt; Go to the folder where you have all the files of the USBasp driver provided-----&gt;Ok.</text:span></text:p>
        </text:list-item>
        <text:list-item>
          <text:p text:style-name="P10"><text:span text:style-name="T27">On refreshing the device manager window, no warning sign next to the USBasp Option. Therefore successfully installed on your PC.</text:span></text:p>
        </text:list-item>
      </text:list>
      <text:p text:style-name="P11"><text:span text:style-name="T27">The USBasp Programmer helps to load the program on to the microcontroller. It is controlled by the ATMEGA 8L8PU microcontroller. Connect the pins of the USBasp Programmer to the pins of the microcontroller board port 1. The USBasp Programmer and the development board should have common power terminals. The extreme pins of Port 3 are all VCC and the middle ones are GND. Connect them accordingly to the USBasp programmer.<text:s text:c="2"/>connect the USBasp to the laptop so as to take the code and flash it in microcontroller board.</text:span></text:p>
      <text:p text:style-name="P11"><text:span text:style-name="T27">The code is written in Kiel uVision as an Embedded C file. Then it is converted to hex file and and flasked to the microcontroller board using Prog Isp application (the interfacing software for the USBasp programmer)</text:span></text:p>
      <text:p text:style-name="P11"><text:span text:style-name="T27">reg52.h contains informations about the pin structure of the 8051 microcontroller.<text:s text:c="2"/></text:span></text:p>
      <text:p text:style-name="P12"><text:span text:style-name="T2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